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Default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pl" fo:country="PL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1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$Build-9062</meta:generator>
    <meta:initial-creator>Garfield Peanuts</meta:initial-creator>
    <meta:creation-date>2006-07-26T09:43:39</meta:creation-date>
    <dc:date>2006-08-18T15:48:54</dc:date>
    <dc:language>pl-PL</dc:language>
    <meta:editing-cycles>2</meta:editing-cycles>
    <meta:editing-duration>PT4H7M55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